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xmlns:table="urn:oasis:names:tc:opendocument:xmlns:table:1.0">
  <manifest:file-entry manifest:full-path="/" manifest:media-type="application/vnd.oasis.opendocument.presentatio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xmlns:table="urn:oasis:names:tc:opendocument:xmlns:table:1.0" office:version="1.2">
  <office:font-face-decls>
    <style:font-face style:name="Liberation Sans" svg:font-family="Liberation Sans"/>
    <style:font-face style:name="Liberation Mono" svg:font-family="Liberation Mono"/>
  </office:font-face-decls>
  <office:automatic-styles>
    <style:style style:name="SlideBackground" style:family="drawing-page" style:display-name="SlideBackground">
      <style:drawing-page-properties draw:fill="solid" draw:fill-color="#1a1a1a" draw:background-size="border"/>
    </style:style>
    <style:style style:name="RedBar" style:family="graphic" style:display-name="RedBar">
      <style:graphic-properties draw:stroke="none" draw:fill="solid" draw:fill-color="#ee0000"/>
    </style:style>
    <style:style style:name="TransBox" style:family="graphic" style:display-name="TransBox">
      <style:graphic-properties draw:stroke="none" draw:fill="none"/>
    </style:style>
    <style:style style:name="CodeBox" style:family="graphic" style:display-name="CodeBox">
      <style:graphic-properties draw:stroke="none" draw:fill="solid" draw:fill-color="#2d2d2d"/>
    </style:style>
    <style:style style:name="PTitleMain" style:family="paragraph" style:display-name="PTitleMain">
      <style:paragraph-properties fo:text-align="left" fo:margin-top="0cm"/>
      <style:text-properties fo:color="#ee0000" fo:font-size="48pt" style:font-name="Liberation Sans" fo:font-weight="bold"/>
    </style:style>
    <style:style style:name="PTrack" style:family="paragraph" style:display-name="PTrack">
      <style:paragraph-properties fo:text-align="left" fo:margin-top="0cm"/>
      <style:text-properties fo:color="#888888" fo:font-size="16pt" style:font-name="Liberation Sans"/>
    </style:style>
    <style:style style:name="PSectionH2" style:family="paragraph" style:display-name="PSectionH2">
      <style:paragraph-properties fo:text-align="left" fo:margin-top="0cm"/>
      <style:text-properties fo:color="#ee0000" fo:font-size="32pt" style:font-name="Liberation Sans" fo:font-weight="bold"/>
    </style:style>
    <style:style style:name="PBody" style:family="paragraph" style:display-name="PBody">
      <style:paragraph-properties fo:text-align="left" fo:margin-top="0.12cm"/>
      <style:text-properties fo:color="#f0f0f0" fo:font-size="18pt" style:font-name="Liberation Sans"/>
    </style:style>
    <style:style style:name="PBullet" style:family="paragraph" style:display-name="PBullet">
      <style:paragraph-properties fo:text-align="left" fo:margin-top="0.18cm"/>
      <style:text-properties fo:color="#f0f0f0" fo:font-size="17pt" style:font-name="Liberation Sans"/>
    </style:style>
    <style:style style:name="PCode" style:family="paragraph" style:display-name="PCode">
      <style:paragraph-properties fo:text-align="left" fo:margin-top="0cm"/>
      <style:text-properties fo:color="#f8f8f2" fo:font-size="11pt" style:font-name="Liberation Mono"/>
    </style:style>
    <style:style style:name="PFooter" style:family="paragraph" style:display-name="PFooter">
      <style:paragraph-properties fo:text-align="left" fo:margin-top="0cm"/>
      <style:text-properties fo:color="#888888" fo:font-size="12pt" style:font-name="Liberation Sans"/>
    </style:style>
  </office:automatic-styles>
  <office:body>
    <office:presentation>
      <draw:page draw:master-page-name="RHEL" draw:style-name="SlideBackground">
        <draw:frame draw:style-name="RedBar" svg:width="33.8700cm" svg:height="0.7000cm" svg:x="0cm" svg:y="0cm">
          <draw:text-box/>
        </draw:frame>
        <draw:frame draw:style-name="RedBar" svg:width="33.8700cm" svg:height="0.1200cm" svg:x="0cm" svg:y="18.9300cm">
          <draw:text-box/>
        </draw:frame>
        <draw:frame draw:style-name="TransBox" svg:width="31.8700cm" svg:height="0.9000cm" svg:x="1.0000cm" svg:y="1.1000cm">
          <draw:text-box>
            <text:p text:style-name="PTrack">TRACK 5 — RHCA ADVANCED INFRASTRUCTURE / PERF</text:p>
          </draw:text-box>
        </draw:frame>
        <draw:frame draw:style-name="TransBox" svg:width="31.8700cm" svg:height="5.5000cm" svg:x="1.0000cm" svg:y="2.3000cm">
          <draw:text-box>
            <text:p text:style-name="PTitleMain">tuned — Profile-Based System Tuning</text:p>
          </draw:text-box>
        </draw:frame>
        <draw:frame draw:style-name="TransBox" svg:width="31.8700cm" svg:height="3.5000cm" svg:x="1.0000cm" svg:y="8.8000cm">
          <draw:text-box>
            <text:p text:style-name="PBody">Resource: Notes RHEL 10 — Monitoring and managing system status and performance: Official tuned, PCP, and sysctl tuning guide tuned.conf man page: Profile file format and available plugins sysctl man page: Runtime ker…</text:p>
          </draw:text-box>
        </draw:frame>
        <draw:frame draw:style-name="TransBox" svg:width="31.8700cm" svg:height="0.7000cm" svg:x="1.0000cm" svg:y="17.8000cm">
          <draw:text-box>
            <text:p text:style-name="PFooter">05-rhca/perf/tuned.md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Objectives — What You Will Learn</text:p>
          </draw:text-box>
        </draw:frame>
        <draw:frame draw:style-name="TransBox" svg:width="31.8700cm" svg:height="13.5500cm" svg:x="1.0000cm" svg:y="4.0000cm">
          <draw:text-box>
            <text:p text:style-name="PBullet">▶  Overview</text:p>
            <text:p text:style-name="PBullet">▶  How tuned Works</text:p>
            <text:p text:style-name="PBullet">▶  Installing and Enabling tuned</text:p>
            <text:p text:style-name="PBullet">▶  Listing and Selecting Profiles</text:p>
            <text:p text:style-name="PBullet">▶  Inspecting Profile Contents</text:p>
            <text:p text:style-name="PBullet">▶  Creating a Custom Profile</text:p>
            <text:p text:style-name="PBullet">▶  Verifying What tuned Applied</text:p>
            <text:p text:style-name="PBullet">▶  Dynamic Tuning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Overview</text:p>
          </draw:text-box>
        </draw:frame>
        <draw:frame draw:style-name="TransBox" svg:width="31.8700cm" svg:height="13.5500cm" svg:x="1.0000cm" svg:y="4.0000cm">
          <draw:text-box>
            <text:p text:style-name="PBullet">• tuned is a systemd service that applies kernel parameter and device setting profiles appropriate for a given workl…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How tuned Works</text:p>
          </draw:text-box>
        </draw:frame>
        <draw:frame draw:style-name="TransBox" svg:width="15.7350cm" svg:height="13.5500cm" svg:x="1.0000cm" svg:y="4.0000cm">
          <draw:text-box>
            <text:p text:style-name="PBullet">• Profile directories:</text:p>
            <text:p text:style-name="PBullet">• /usr/lib/tuned/ — shipped profiles (read-only)</text:p>
            <text:p text:style-name="PBullet">• /etc/tuned/ — custom profiles (override or extend shipped ones)</text:p>
          </draw:text-box>
        </draw:frame>
        <draw:frame draw:style-name="CodeBox" svg:width="15.7350cm" svg:height="13.5500cm" svg:x="17.1350cm" svg:y="4.0000cm">
          <draw:text-box>
            <text:p text:style-name="PCode">tuned daemon
  ├── reads /etc/tuned/tuned-main.conf
  ├── loads active profile from /etc/tuned/active_profile
  ├── applies settings via plugins (sysctl, disk, cpu, net, ...)
  └── monitors system and adjusts dynamically (if dynamic tuning enabled)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Installing and Enabling tuned</text:p>
          </draw:text-box>
        </draw:frame>
        <draw:frame draw:style-name="CodeBox" svg:width="31.8700cm" svg:height="13.5500cm" svg:x="1.0000cm" svg:y="4.0000cm">
          <draw:text-box>
            <text:p text:style-name="PCode"># Install (usually pre-installed on RHEL 10)
$ sudo dnf install -y tuned

# Enable and start
$ sudo systemctl enable --now tuned

# Verify
$ sudo systemctl status tuned
Active: active (running)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Listing and Selecting Profiles</text:p>
          </draw:text-box>
        </draw:frame>
        <draw:frame draw:style-name="CodeBox" svg:width="31.8700cm" svg:height="13.5500cm" svg:x="1.0000cm" svg:y="4.0000cm">
          <draw:text-box>
            <text:p text:style-name="PCode"># List all available profiles
$ tuned-adm list
Available profiles:
- accelerator-performance
- balanced
- desktop
- hpc-compute
- latency-performance
- network-latency
- network-throughput
- powersave
- throughput-performance
- virtual-guest
- virtual-host
… (1 more lines)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Inspecting Profile Contents</text:p>
          </draw:text-box>
        </draw:frame>
        <draw:frame draw:style-name="TransBox" svg:width="15.7350cm" svg:height="13.5500cm" svg:x="1.0000cm" svg:y="4.0000cm">
          <draw:text-box>
            <text:p text:style-name="PBullet">• Example (abbreviated):</text:p>
          </draw:text-box>
        </draw:frame>
        <draw:frame draw:style-name="CodeBox" svg:width="15.7350cm" svg:height="13.5500cm" svg:x="17.1350cm" svg:y="4.0000cm">
          <draw:text-box>
            <text:p text:style-name="PCode"># Read the profile definition
$ cat /usr/lib/tuned/throughput-performance/tuned.conf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Inspecting Profile Contents (cont.)</text:p>
          </draw:text-box>
        </draw:frame>
        <draw:frame draw:style-name="CodeBox" svg:width="31.8700cm" svg:height="13.5500cm" svg:x="1.0000cm" svg:y="4.0000cm">
          <draw:text-box>
            <text:p text:style-name="PCode">[main]
summary=Throughput performance based on Red Hat Enterprise Linux tuning

[cpu]
force_latency=cstate.id:1|3
governor=performance
energy_perf_bias=performance
min_perf_pct=100

[vm]
transparent_hugepages=always

[disk]
readahead=&gt;4096
… (9 more lines)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Creating a Custom Profile</text:p>
          </draw:text-box>
        </draw:frame>
        <draw:frame draw:style-name="TransBox" svg:width="15.7350cm" svg:height="13.5500cm" svg:x="1.0000cm" svg:y="4.0000cm">
          <draw:text-box>
            <text:p text:style-name="PBullet">• Custom profiles live in /etc/tuned/&lt;profile-name&gt;/tuned.conf. The recommended approach is to inherit a base profil…</text:p>
          </draw:text-box>
        </draw:frame>
        <draw:frame draw:style-name="CodeBox" svg:width="15.7350cm" svg:height="13.5500cm" svg:x="17.1350cm" svg:y="4.0000cm">
          <draw:text-box>
            <text:p text:style-name="PCode">$ sudo mkdir /etc/tuned/rhca-web
$ sudo tee /etc/tuned/rhca-web/tuned.conf &lt;&lt;'EOF'
[main]
summary=RHCA lab - tuned profile for web server workloads
include=throughput-performance

[sysctl]
# Increase listen backlog for high-concurrency web
net.core.somaxconn=131072
net.ipv4.tcp_max_syn_backlog=65536

# Reduce TIME_WAIT socket accumulation
… (13 more lines)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Creating a Custom Profile (cont.)</text:p>
          </draw:text-box>
        </draw:frame>
        <draw:frame draw:style-name="CodeBox" svg:width="31.8700cm" svg:height="13.5500cm" svg:x="1.0000cm" svg:y="4.0000cm">
          <draw:text-box>
            <text:p text:style-name="PCode"># Activate your custom profile
$ sudo tuned-adm profile rhca-web

# Verify
$ tuned-adm active
Current active profile: rhca-web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Verifying What tuned Applied</text:p>
          </draw:text-box>
        </draw:frame>
        <draw:frame draw:style-name="CodeBox" svg:width="31.8700cm" svg:height="13.5500cm" svg:x="1.0000cm" svg:y="4.0000cm">
          <draw:text-box>
            <text:p text:style-name="PCode"># Check current value of a sysctl that tuned should have set
$ sysctl net.core.somaxconn
net.core.somaxconn = 131072

# Verify CPU governor tuned set
$ cat /sys/devices/system/cpu/cpu0/cpufreq/scaling_governor
performance

# Transparent Huge Pages
$ cat /sys/kernel/mm/transparent_hugepage/enabled
always madvise [never]   ← 'never' is selected (bracketed)

# Disk read-ahead
$ blockdev --getra /dev/vda
… (1 more lines)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Dynamic Tuning</text:p>
          </draw:text-box>
        </draw:frame>
        <draw:frame draw:style-name="TransBox" svg:width="15.7350cm" svg:height="13.5500cm" svg:x="1.0000cm" svg:y="4.0000cm">
          <draw:text-box>
            <text:p text:style-name="PBullet">• tuned can monitor the system and adjust settings automatically (e.g., reduce CPU power during idle, boost during l…</text:p>
            <text:p text:style-name="PBullet">• Caution: Dynamic tuning can interfere with latency-sensitive workloads. Keep it disabled (dynamic_tuning=0) for la…</text:p>
          </draw:text-box>
        </draw:frame>
        <draw:frame draw:style-name="CodeBox" svg:width="15.7350cm" svg:height="13.5500cm" svg:x="17.1350cm" svg:y="4.0000cm">
          <draw:text-box>
            <text:p text:style-name="PCode"># Enable dynamic tuning globally
$ sudo sed -i 's/^#dynamic_tuning=0/dynamic_tuning=1/' /etc/tuned/tuned-main.conf

# Restart tuned to apply
$ sudo systemctl restart tuned

# Check sampling interval
$ grep update_interval /etc/tuned/tuned-main.conf
update_interval=10   # seconds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Recommend Profile with tuned-adm</text:p>
          </draw:text-box>
        </draw:frame>
        <draw:frame draw:style-name="TransBox" svg:width="15.7350cm" svg:height="13.5500cm" svg:x="1.0000cm" svg:y="4.0000cm">
          <draw:text-box>
            <text:p text:style-name="PBullet">• tuned can analyze the system and suggest a profile:</text:p>
            <text:p text:style-name="PBullet">• Use this as a starting point — not necessarily the final choice.</text:p>
          </draw:text-box>
        </draw:frame>
        <draw:frame draw:style-name="CodeBox" svg:width="15.7350cm" svg:height="13.5500cm" svg:x="17.1350cm" svg:y="4.0000cm">
          <draw:text-box>
            <text:p text:style-name="PCode">$ sudo tuned-adm recommend
virtual-guest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Persistent Custom sysctl (Supplement to tuned)</text:p>
          </draw:text-box>
        </draw:frame>
        <draw:frame draw:style-name="TransBox" svg:width="15.7350cm" svg:height="13.5500cm" svg:x="1.0000cm" svg:y="4.0000cm">
          <draw:text-box>
            <text:p text:style-name="PBullet">• For settings that don't fit a tuned plugin, use drop-in files under /etc/sysctl.d/:</text:p>
            <text:p text:style-name="PBullet">• Rule of thumb: Use tuned for workload-level profiles; use /etc/sysctl.d/ for site-specific tweaks. Never set both …</text:p>
          </draw:text-box>
        </draw:frame>
        <draw:frame draw:style-name="CodeBox" svg:width="15.7350cm" svg:height="13.5500cm" svg:x="17.1350cm" svg:y="4.0000cm">
          <draw:text-box>
            <text:p text:style-name="PCode">$ sudo tee /etc/sysctl.d/99-rhca-perf.conf &lt;&lt;'EOF'
# Increase inotify watches for large deployments
fs.inotify.max_user_watches=524288
fs.inotify.max_user_instances=512

# Disable IPv6 if not used (reduces kernel overhead)
net.ipv6.conf.all.disable_ipv6=1
net.ipv6.conf.default.disable_ipv6=1
EOF

# Apply immediately without reboot
$ sudo sysctl --system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Lab — Profile Switch and Verification</text:p>
          </draw:text-box>
        </draw:frame>
        <draw:frame draw:style-name="TransBox" svg:width="31.8700cm" svg:height="13.5500cm" svg:x="1.0000cm" svg:y="4.0000cm">
          <draw:text-box>
            <text:p text:style-name="PBullet">• Goal: Switch to latency-performance, verify the CPU governor and THP change, then create a custom profile that inh…</text:p>
            <text:p text:style-name="PBullet">• Estimated time: 20 minutes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Common Failures</text:p>
          </draw:text-box>
        </draw:frame>
        <draw:frame draw:style-name="TransBox" svg:width="31.8700cm" svg:height="13.5500cm" svg:x="1.0000cm" svg:y="4.0000cm">
          <draw:text-box>
            <text:p text:style-name="PBullet">• Symptom: Likely Cause</text:p>
            <text:p text:style-name="PBullet">• tuned-adm: command not found: Package not installed</text:p>
            <text:p text:style-name="PBullet">• Profile switch silently has no effect: tuned service not running</text:p>
            <text:p text:style-name="PBullet">• Custom profile not listed: Syntax error in tuned.conf</text:p>
            <text:p text:style-name="PBullet">• include= profile not found: Typo in base profile name</text:p>
            <text:p text:style-name="PBullet">• CPU governor stays at powersave after switch: CPU frequency scaling driver doesn't support governor change</text:p>
            <text:p text:style-name="PBullet">• Settings revert on reboot: Custom /etc/sysctl.d/ file conflicts with tuned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Why This Matters in Production</text:p>
          </draw:text-box>
        </draw:frame>
        <draw:frame draw:style-name="TransBox" svg:width="31.8700cm" svg:height="13.5500cm" svg:x="1.0000cm" svg:y="4.0000cm">
          <draw:text-box>
            <text:p text:style-name="PBullet">• A server running the wrong tuned profile can:</text:p>
            <text:p text:style-name="PBullet">• Leave CPU in powersave mode, halving throughput under load</text:p>
            <text:p text:style-name="PBullet">• Keep Transparent Huge Pages enabled for Redis or MongoDB (causing latency spikes and OOM behavior)</text:p>
            <text:p text:style-name="PBullet">• Use default socket buffers that cannot sustain 10 GbE line rate</text:p>
            <text:p text:style-name="PBullet">• Setting the correct profile at provisioning time (via Ansible: community.general.tuned role or command: tuned-adm …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Recap</text:p>
          </draw:text-box>
        </draw:frame>
        <draw:frame draw:style-name="TransBox" svg:width="31.8700cm" svg:height="13.5500cm" svg:x="1.0000cm" svg:y="4.0000cm">
          <draw:text-box>
            <text:p text:style-name="PBullet">• Task: Command</text:p>
            <text:p text:style-name="PBullet">• List profiles: tuned-adm list</text:p>
            <text:p text:style-name="PBullet">• Show active: tuned-adm active</text:p>
            <text:p text:style-name="PBullet">• Switch profile: sudo tuned-adm profile &lt;name&gt;</text:p>
            <text:p text:style-name="PBullet">• Recommend: sudo tuned-adm recommend</text:p>
            <text:p text:style-name="PBullet">• Show profile info: tuned-adm profile_info &lt;name&gt;</text:p>
            <text:p text:style-name="PBullet">• Create custom: /etc/tuned/&lt;name&gt;/tuned.conf with include=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Summary — tuned — Profile-Based System Tuning</text:p>
          </draw:text-box>
        </draw:frame>
        <draw:frame draw:style-name="TransBox" svg:width="31.8700cm" svg:height="13.5500cm" svg:x="1.0000cm" svg:y="4.0000cm">
          <draw:text-box>
            <text:p text:style-name="PBullet">✓  Overview: tuned is a systemd service that applies kernel parameter and device setting profiles appropriate …</text:p>
            <text:p text:style-name="PBullet">✓  How tuned Works: Profile directories:</text:p>
            <text:p text:style-name="PBullet">✓  Installing and Enabling tuned</text:p>
            <text:p text:style-name="PBullet">✓  Listing and Selecting Profiles</text:p>
            <text:p text:style-name="PBullet">✓  Inspecting Profile Contents: Example (abbreviated):</text:p>
            <text:p text:style-name="PBullet">✓  Creating a Custom Profile: Custom profiles live in /etc/tuned/&lt;profile-name&gt;/tuned.conf. The recommended approach is to inhe…</text:p>
            <text:p text:style-name="PBullet">✓  Verifying What tuned Applied</text:p>
          </draw:text-box>
        </draw:frame>
      </draw:page>
    </office:presentation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xmlns:table="urn:oasis:names:tc:opendocument:xmlns:table:1.0" office:version="1.2">
  <office:font-face-decls>
    <style:font-face style:name="Liberation Sans" svg:font-family="Liberation Sans"/>
    <style:font-face style:name="Liberation Mono" svg:font-family="Liberation Mono"/>
  </office:font-face-decls>
  <office:styles/>
  <office:automatic-styles>
    <style:page-layout style:name="WS169">
      <style:page-layout-properties fo:page-width="33.87cm" fo:page-height="19.05cm" style:print-orientation="landscape" fo:margin-top="0cm" fo:margin-bottom="0cm" fo:margin-left="0cm" fo:margin-right="0cm"/>
    </style:page-layout>
  </office:automatic-styles>
  <office:master-styles>
    <style:master-page style:name="RHEL" style:page-layout-name="WS169" style:display-name="RHEL"/>
  </office:master-styles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xmlns:table="urn:oasis:names:tc:opendocument:xmlns:table:1.0" office:version="1.2">
  <office:meta>
    <meta:generator>ODFPY/1.4.1</meta:generator>
  </office:meta>
</office:document-meta>
</file>